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209560" officeooo:paragraph-rsid="00209560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9560" officeooo:paragraph-rsid="0020956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e854a"/>
    </style:style>
    <style:style style:name="T6" style:family="text">
      <style:text-properties fo:language="en" fo:country="US" officeooo:rsid="002095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6">25th</text:span> of <text:span text:style-name="T5">November</text:span><text:span text:style-name="T4"> </text:span>202<text:span text:style-name="T4">5</text:span> under the <text:span text:style-name="T6">54th</text:span> PA Meeting.</text:p>
      <text:p text:style-name="P1"/>
      <text:p text:style-name="P1">The Assembly, recognising the current situation,</text:p>
      <text:p text:style-name="P1"><text:span text:style-name="T6"/></text:p>
      <text:p text:style-name="P4"><text:span text:style-name="T3">Constitutes the need to ban killing foxes as this is of the most egregious, immoral and unethical actions one could possibly conceive.</text:span></text:p>
      <text:p text:style-name="P4"><text:span text:style-name="T3">A limited exception for self defense is to exist subject to the CotS’ consideration.</text:span></text:p>
      <text:p text:style-name="P1"/>
      <text:p text:style-name="P1">And proceeds.</text:p>
      <text:p text:style-name="P1"/>
      <text:p text:style-name="P1">Signed by,</text:p>
      <text:p text:style-name="P5">Lunar_Lunatic_</text:p>
      <text:p text:style-name="P5">lonewolf13249</text:p>
      <text:p text:style-name="P5">RedPanda_4</text:p>
      <text:p text:style-name="P5">FVerndari</text:p>
      <text:p text:style-name="P1"/>
      <text:p text:style-name="P1"/>
      <text:p text:style-name="P1"/>
      <text:p text:style-name="Standard"><text:span text:style-name="T1">[</text:span><text:span text:style-name="T2">Motion 54-1: To ban killing foxe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5T19:28:44.883149377</dc:date>
    <meta:editing-duration>PT3M33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71" meta:character-count="458" meta:non-whitespace-character-count="398"/>
  </office:meta>
</office:document-meta>
</file>